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a1d4" officeooo:paragraph-rsid="0001a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e ic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4:47:57.759283323</meta:creation-date>
    <dc:date>2020-11-24T14:48:35.779229480</dc:date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0.7.3$Linux_X86_64 LibreOffice_project/00m0$Build-3</meta:generator>
  </office:meta>
</office:document-meta>
</file>